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48000001A525BEB4D3444BD7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7cm, 0.879cm, 3.683cm, 7.96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6.984cm" svg:x="0.532cm" svg:y="0.345cm">
          <draw:image xlink:href="Pictures/1000020000000248000001A525BEB4D3444BD710.png" xlink:type="simple" xlink:show="embed" xlink:actuate="onLoad">
            <text:p/>
          </draw:image>
        </draw:frame>
        <draw:frame draw:style-name="gr2" draw:text-style-name="P2" draw:layer="layout" svg:width="1.016cm" svg:height="0.962cm" svg:x="2.081cm" svg:y="2.624cm">
          <draw:text-box>
            <text:p><text:span text:style-name="T1">θ</text:span></text:p>
          </draw:text-box>
        </draw:frame>
        <draw:frame draw:style-name="gr2" draw:text-style-name="P4" draw:layer="layout" svg:width="1.016cm" svg:height="0.962cm" svg:x="1.281cm" svg:y="0.124cm">
          <draw:text-box>
            <text:p text:style-name="P3"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0:20:54.193742226</meta:creation-date>
    <dc:date>2017-10-12T10:25:51.716874511</dc:date>
    <meta:editing-duration>PT4M57S</meta:editing-duration>
    <meta:editing-cycles>1</meta:editing-cycles>
    <meta:document-statistic meta:object-count="3"/>
    <meta:generator>LibreOffice/5.1.6.2$Linux_X86_64 LibreOffice_project/10m0$Build-2</meta:generator>
  </office:meta>
</office:document-meta>
</file>